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ConnectionManager.getWebSock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setSupportedProtocols( String ... proto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close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dpointConnectionManager.isConn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ConnectionManager.get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setTaskExecutor( 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ConnectionManager.setWebSocketContainer( WebSocketContainer webSocket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setDecoders( List &lt; Class &lt; ? extends Decoder &gt; &gt; de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EndpointConnectionManager( Class &lt; ? extends Endpoint &gt; endpointClass , String uri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ConnectionManager.setEncoders( List &lt; Class &lt; ? extends Encoder &gt; &gt; enco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open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dpointConnectionManager.EndpointConnectionManager( Endpoint endpoint ,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ConnectionManager.setExtensions( Extension ...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setConfigurator( Configurator configu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ConnectionManage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